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13" table:default-cell-style-name="Default"/>
        <table:table-column table:style-name="co4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55.61" calcext:value-type="float">
            <text:p>55.6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BD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921" calcext:value-type="float">
            <text:p>0.921</text:p>
          </table:table-cell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